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roid Sans Fallback" svg:font-family="'Droid Sans Fallback'"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office:font-face-decls>
  <office:automatic-styles>
    <style:style style:name="P1" style:family="paragraph" style:parent-style-name="Standard">
      <style:paragraph-properties fo:line-height="200%" fo:text-align="center" style:justify-single-word="false" fo:text-indent="0.5in" style:auto-text-indent="true"/>
      <style:text-properties officeooo:rsid="00152e17" officeooo:paragraph-rsid="00152e17"/>
    </style:style>
    <style:style style:name="P2" style:family="paragraph" style:parent-style-name="Standard">
      <style:paragraph-properties fo:line-height="200%" fo:text-align="left" style:justify-single-word="false" fo:text-indent="0.5in" style:auto-text-indent="true"/>
      <style:text-properties style:text-underline-style="solid" style:text-underline-width="auto" style:text-underline-color="font-color" fo:font-weight="bold" officeooo:rsid="00152e17" officeooo:paragraph-rsid="00152e17" style:font-weight-asian="bold" style:font-weight-complex="bold"/>
    </style:style>
    <style:style style:name="P3" style:family="paragraph" style:parent-style-name="Standard">
      <style:paragraph-properties fo:line-height="200%" fo:text-align="left" style:justify-single-word="false" fo:text-indent="0.5in" style:auto-text-indent="true"/>
      <style:text-properties style:text-underline-style="none" fo:font-weight="normal" officeooo:rsid="00152e17" officeooo:paragraph-rsid="00152e17" style:font-weight-asian="normal" style:font-weight-complex="normal"/>
    </style:style>
    <style:style style:name="P4" style:family="paragraph" style:parent-style-name="Standard">
      <style:paragraph-properties fo:line-height="200%" fo:text-align="left" style:justify-single-word="false" fo:text-indent="0.5in" style:auto-text-indent="true"/>
      <style:text-properties style:text-underline-style="solid" style:text-underline-width="auto" style:text-underline-color="font-color" fo:font-weight="bold" officeooo:rsid="001548ad" officeooo:paragraph-rsid="001548ad" style:font-weight-asian="bold" style:font-weight-complex="bold"/>
    </style:style>
    <style:style style:name="P5" style:family="paragraph" style:parent-style-name="Standard">
      <style:paragraph-properties fo:line-height="200%" fo:text-align="left" style:justify-single-word="false" fo:text-indent="0.5in" style:auto-text-indent="true"/>
      <style:text-properties style:text-underline-style="none" fo:font-weight="normal" officeooo:rsid="001548ad" officeooo:paragraph-rsid="001548ad" style:font-weight-asian="normal" style:font-weight-complex="normal"/>
    </style:style>
    <style:style style:name="P6" style:family="paragraph" style:parent-style-name="Standard">
      <style:paragraph-properties fo:line-height="200%" fo:text-align="left" style:justify-single-word="false" fo:text-indent="0.5in" style:auto-text-indent="true"/>
      <style:text-properties style:text-underline-style="none" fo:font-weight="normal" officeooo:rsid="001548ad" officeooo:paragraph-rsid="00168980" style:font-weight-asian="normal" style:font-weight-complex="normal"/>
    </style:style>
    <style:style style:name="P7" style:family="paragraph" style:parent-style-name="Standard">
      <style:paragraph-properties fo:line-height="200%" fo:text-align="left" style:justify-single-word="false" fo:text-indent="0.5in" style:auto-text-indent="true"/>
      <style:text-properties style:text-underline-style="solid" style:text-underline-width="auto" style:text-underline-color="font-color" fo:font-weight="bold" officeooo:rsid="00168980" officeooo:paragraph-rsid="00168980" style:font-weight-asian="bold" style:font-weight-complex="bold"/>
    </style:style>
    <style:style style:name="P8" style:family="paragraph" style:parent-style-name="Standard">
      <style:paragraph-properties fo:line-height="200%" fo:text-align="left" style:justify-single-word="false" fo:text-indent="0.5in" style:auto-text-indent="true"/>
      <style:text-properties style:text-underline-style="none" fo:font-weight="normal" officeooo:rsid="00168980" officeooo:paragraph-rsid="00168980" style:font-weight-asian="normal" style:font-weight-complex="normal"/>
    </style:style>
    <style:style style:name="P9" style:family="paragraph" style:parent-style-name="Standard">
      <style:paragraph-properties fo:line-height="200%" fo:text-align="left" style:justify-single-word="false" fo:text-indent="0.5in" style:auto-text-indent="true"/>
      <style:text-properties fo:font-style="normal" style:text-underline-style="solid" style:text-underline-width="auto" style:text-underline-color="font-color" fo:font-weight="bold" officeooo:rsid="001844f0" officeooo:paragraph-rsid="001844f0" style:font-style-asian="normal" style:font-weight-asian="bold" style:font-style-complex="normal" style:font-weight-complex="bold"/>
    </style:style>
    <style:style style:name="P10" style:family="paragraph" style:parent-style-name="Standard">
      <style:paragraph-properties fo:line-height="200%" fo:text-align="left" style:justify-single-word="false" fo:text-indent="0.5in" style:auto-text-indent="true"/>
      <style:text-properties fo:font-style="normal" style:text-underline-style="none" fo:font-weight="normal" officeooo:rsid="001844f0" officeooo:paragraph-rsid="001844f0" style:font-style-asian="normal" style:font-weight-asian="normal" style:font-style-complex="normal" style:font-weight-complex="normal"/>
    </style:style>
    <style:style style:name="P11" style:family="paragraph" style:parent-style-name="Standard">
      <style:paragraph-properties fo:line-height="200%" fo:text-align="left" style:justify-single-word="false" fo:text-indent="0.5in" style:auto-text-indent="true"/>
      <style:text-properties fo:font-style="normal" style:text-underline-style="none" fo:font-weight="normal" officeooo:rsid="0018e8ce" officeooo:paragraph-rsid="0018e8ce" style:font-style-asian="normal" style:font-weight-asian="normal" style:font-style-complex="normal" style:font-weight-complex="normal"/>
    </style:style>
    <style:style style:name="P12" style:family="paragraph" style:parent-style-name="Standard">
      <style:paragraph-properties fo:line-height="200%" fo:text-align="left" style:justify-single-word="false" fo:text-indent="0.5in" style:auto-text-indent="true"/>
      <style:text-properties fo:font-style="normal" style:text-underline-style="solid" style:text-underline-width="auto" style:text-underline-color="font-color" fo:font-weight="bold" officeooo:rsid="0018e8ce" officeooo:paragraph-rsid="0018e8ce" style:font-style-asian="normal" style:font-weight-asian="bold" style:font-style-complex="normal" style:font-weight-complex="bold"/>
    </style:style>
    <style:style style:name="T1" style:family="text">
      <style:text-properties officeooo:rsid="00168980"/>
    </style:style>
    <style:style style:name="T2" style:family="text">
      <style:text-properties officeooo:rsid="001548a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168980" style:font-weight-asian="bold" style:font-weight-complex="bold"/>
    </style:style>
    <style:style style:name="T5" style:family="text">
      <style:text-properties officeooo:rsid="001844f0"/>
    </style:style>
    <style:style style:name="T6" style:family="text">
      <style:text-properties fo:font-style="italic" officeooo:rsid="001844f0" style:font-style-asian="italic" style:font-style-complex="italic"/>
    </style:style>
    <style:style style:name="T7" style:family="text">
      <style:text-properties officeooo:rsid="0018e8c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tthew 6:16-24 – <text:span text:style-name="T1">Two Masters</text:span></text:p>
      <text:p text:style-name="P2">Preface</text:p>
      <text:p text:style-name="P3"><text:tab/>Last week we discussed prayer. The disciples came to Jesus, as we found in Luke, and asked Jesus how to pray. Jesus responded with what is known as the Lord’s prayer. He taught them who, what, and how to pray. He showed us that above all things we need to remember that we are speaking to The Great I Am, and are never to do anything flippantly. This week we are looking over fasting and treasures. </text:p>
      <text:p text:style-name="P2">Vs. 16</text:p>
      <text:p text:style-name="P3"><text:tab/>A. This is a point that Jesus has brought up multiple times. Do not do things to get noticed by people. If you are truly just looking for earthly acceptance you will find it. People who want other humans to feel bad for them can get that any time they want</text:p>
      <text:p text:style-name="P3"><text:tab/>B. <text:span text:style-name="T2">The constant need for approval is something that the world constantly wants. That is why we are seeing the things we are seeing in society today. Nobody wants to offend anyone so the world wants to legalize everything.</text:span></text:p>
      <text:p text:style-name="P4">Vs. 17-18</text:p>
      <text:p text:style-name="P5"><text:tab/>A. The obvious contrast to what Jesus is teaching is that you don’t try and get sympathy or approval from society, as they are not our ultimate judge. </text:p>
      <text:p text:style-name="P5"><text:tab/>B. Rewards are nice, heavenly rewards are perfect, but one of our defining traits as Christians is not doing things just for rewards. Again we are to always seek to be in the will of God and to always seek to please Him and Him alone. </text:p>
      <text:p text:style-name="P5"><text:tab/>C. When we are doing any kind of work that we are feeling lead to do, we do it only for God. Our works do not save us, but they are a mark of who we truly serve. <text:s/>They are outward showings of inward grace. </text:p>
      <text:p text:style-name="P5"><text:tab/>D. Jesus, like most of this sermon on the mount, is showing us that while outward works are done for the Lord, it is what is inside that truly matters. </text:p>
      <text:p text:style-name="P4"><text:soft-page-break/>Vs. 19-21</text:p>
      <text:p text:style-name="P5"><text:tab/>A. How many of us have been robbed, or lost something that we were saving? How many of us have gotten earthly rewards for doing something, like an award from work or school? They feel good to get, but they are made of material things that will one day disintegrate and disappear.</text:p>
      <text:p text:style-name="P5"><text:tab/>B. This one is pretty straight forward. We store our treasures in heaven. We are not to do things simply for an earthly reward. Think of people who donate billions of dollars to charities only because of the tax breaks they get. Think of donations to schools and towns only so they can get their name on the side of a building or a street. </text:p>
      <text:p text:style-name="P5"><text:tab/>C. Our treasure is where our heart is, if we are truly Christian then our main goal is not treasure, but closeness with Christ. That being said we do get treasures in Heaven. Our heart should always be devoted to Jesus and His Great Commission.</text:p>
      <text:p text:style-name="P6"><text:span text:style-name="T3">Vs. </text:span><text:span text:style-name="T4">22-23</text:span></text:p>
      <text:p text:style-name="P6"><text:span text:style-name="T1"><text:tab/>A. </text:span><text:s/><text:span text:style-name="T1">This may be confusing, simply if your eye is healthy, or clear. Jesus is saying without spiritual discernment we are lost. Without God we are nothing. Jesus is again pointing back to holiness and righteousness. </text:span></text:p>
      <text:p text:style-name="P6"><text:tab/><text:span text:style-name="T1">B. Jesus is using an earthly illustration here about light. Something the people of the day were aware of and we are as well. The absence of light is darkness, as the absence of righteousness is sin. </text:span></text:p>
      <text:p text:style-name="P6"><text:tab/><text:span text:style-name="T1">C. If the only light you produce as a professor of Christ is constant wickedness and unrighteousness how detrimental to yourself and hearers are you being. This serves as a warning to all of us. Again the repercussions like in verse 15 (“….your Father will not forgive your sins”) are eternal. </text:span></text:p>
      <text:p text:style-name="P7">Vs. 24</text:p>
      <text:p text:style-name="P8"><text:tab/>A. <text:span text:style-name="T5">Complete devotion to Christ as Lord and Savior and King is the only way to enter heaven. You cannot have one foot in the world and one foot in Christ. You cannot please both.</text:span></text:p>
      <text:p text:style-name="P8"><text:soft-page-break/><text:tab/><text:span text:style-name="T5">B. Jesus uses compare and contrasts quite a bit. It was not only a way to drive home a point, but it served as an easy way to determine how one should live. Obviously people who are professing Christ as savior are not openly serving the world, but outwardly is again not the standard.</text:span></text:p>
      <text:p text:style-name="P8"><text:tab/><text:span text:style-name="T5">C. Jesus is saying that you cannot love the world and the things of the world and still say you love God. Jesus was clear in John 17:14 “I have given them your word, and the world has hated them because they are not of the world, just as I am not of the world.”</text:span></text:p>
      <text:p text:style-name="P8"><text:tab/><text:span text:style-name="T5">D. This last part may seem to come out of no where, it often gets lumped in with the thinking of Jesus is only talking about money. The word Jesus used came from ancient Syria, it is the word Mammon which means riches or treasures. From the Benson Biblical Commentary </text:span><text:span text:style-name="T6">“Ye cannot serve God and mammon, that unworthy idol, to which many devote their hearts and their lives. “Mammon is a Syriac word for riches, which our Lord here beautifully represents as a person whom the folly of men had deified.“</text:span></text:p>
      <text:p text:style-name="P9">Closing</text:p>
      <text:p text:style-name="P10"><text:tab/>Our hearts desire should at all times to please the Lord. Everything in this world will pass away, it will vanish. It will be burned up in a fervent heat as the word says. <text:span text:style-name="T7">This life we live is ever full of distractions and things meant to keep us away from growing close to Christ. We are to be disciplined in our relationship with God. </text:span></text:p>
      <text:p text:style-name="P11">Secondly, our need for Christ should always overcome our need for acceptance from the world. Remember if you want the world to accept you, true Christianity will never work. It is clear in verse 24 you cannot serve both or want both. Our goal in this life is to spread the Gospel of Peace to all corners of this place we call earth. Our focus should then, always be on Jesus and what He has done for us.</text:p>
      <text:p text:style-name="P12">Praye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roid Sans Fallback" svg:font-family="'Droid Sans Fallback'"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Noto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wiss" style:font-size-asian="14pt" style:font-name-complex="Noto Sans" style:font-family-complex="'Noto Sans'" style:font-family-generic-complex="swiss"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sian="Droid Sans Fallback" style:font-family-asian="'Droid Sans Fallback'" style:font-family-generic-asian="swis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name-asian="Droid Sans Fallback" style:font-family-asian="'Droid Sans Fallback'" style:font-family-generic-asian="swiss"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sian="Droid Sans Fallback" style:font-family-asian="'Droid Sans Fallback'" style:font-family-generic-asian="swiss" style:font-size-asian="12pt" style:font-name-complex="Noto Sans" style:font-family-complex="'Noto Sans'" style:font-family-generic-complex="swiss"/>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28T13:53:54.278548171</meta:creation-date>
    <dc:title>default</dc:title>
    <meta:editing-duration>PT3M25S</meta:editing-duration>
    <meta:editing-cycles>2</meta:editing-cycles>
    <meta:generator>LibreOffice/26.2.1.2$Linux_X86_64 LibreOffice_project/4498df292cc7b696862cd17d793f3e8fd1382c8a</meta:generator>
    <meta:initial-creator>Christopher Lorenzo</meta:initial-creator>
    <dc:date>2026-02-28T14:48:45.134429481</dc:date>
    <dc:creator>Christopher Lorenzo</dc:creator>
    <meta:document-statistic meta:table-count="0" meta:image-count="0" meta:object-count="0" meta:page-count="3" meta:paragraph-count="28" meta:word-count="996" meta:character-count="5259" meta:non-whitespace-character-count="4260"/>
    <meta:template xlink:type="simple" xlink:actuate="onRequest" xlink:title="default" xlink:href="../../../../../../Templates/default.ott" meta:date="2026-02-28T13:53:53.903571122"/>
  </office:meta>
</office:document-meta>
</file>